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E80000041CE908558C.png"/>
  <manifest:file-entry manifest:media-type="image/png" manifest:full-path="Pictures/10000201000001A9000001A9E98F46BE.png"/>
  <manifest:file-entry manifest:media-type="image/png" manifest:full-path="Pictures/100002010000041C000002E81C92D5D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 style:protect="position size"/>
    </style:style>
    <style:style style:name="P1" style:family="paragraph">
      <style:paragraph-properties fo:text-align="center"/>
    </style:style>
  </office:automatic-styles>
  <office:body>
    <office:drawing>
      <draw:page draw:name="Stiker CD" draw:style-name="dp1" draw:master-page-name="Default">
        <office:forms form:automatic-focus="false" form:apply-design-mode="false"/>
        <draw:frame draw:style-name="gr1" draw:text-style-name="P1" draw:layer="layout" svg:width="11.994cm" svg:height="11.994cm" svg:x="9.102cm" svg:y="4.057cm">
          <draw:image xlink:href="Pictures/10000201000001A9000001A9E98F46BE.png" xlink:type="simple" xlink:show="embed" xlink:actuate="onLoad">
            <text:p/>
          </draw:image>
        </draw:frame>
      </draw:page>
      <draw:page draw:name="Sampul CD " draw:style-name="dp1" draw:master-page-name="Default">
        <office:forms form:automatic-focus="false" form:apply-design-mode="false"/>
        <draw:frame draw:style-name="gr1" draw:text-style-name="P1" draw:layer="layout" svg:width="29.691cm" svg:height="20.998cm" svg:x="1cm" svg:y="0.365cm">
          <draw:image xlink:href="Pictures/100002010000041C000002E81C92D5D4.png" xlink:type="simple" xlink:show="embed" xlink:actuate="onLoad">
            <text:p/>
          </draw:image>
        </draw:frame>
        <draw:frame draw:style-name="gr2" draw:text-style-name="P1" draw:layer="layout" svg:width="20.998cm" svg:height="29.691cm" svg:x="-20.998cm" svg:y="-2.021cm">
          <draw:image xlink:href="Pictures/10000201000002E80000041CE908558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Farhan Perdana</meta:initial-creator>
    <meta:creation-date>2008-09-29T12:02:44</meta:creation-date>
    <dc:creator>Farhan Perdana</dc:creator>
    <dc:date>2008-09-29T12:12:50</dc:date>
    <meta:editing-cycles>1</meta:editing-cycles>
    <meta:editing-duration>PT10M7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